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8FEF4C43C111ED5211.png" manifest:media-type="image/png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C0000007CB75818FF6E0A7C99.png" manifest:media-type="image/png"/>
  <manifest:file-entry manifest:full-path="Pictures/10000000000000F3000001210D78DE9E4A68DC1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96567" officeooo:paragraph-rsid="03996567"/>
    </style:style>
    <style:style style:name="P72" style:family="paragraph" style:parent-style-name="Text_20_body">
      <style:text-properties officeooo:rsid="039d0d98" officeooo:paragraph-rsid="038db804"/>
    </style:style>
    <style:style style:name="P73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4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75" style:family="paragraph" style:parent-style-name="Heading_20_1">
      <style:text-properties officeooo:paragraph-rsid="038cde04"/>
    </style:style>
    <style:style style:name="P76" style:family="paragraph" style:parent-style-name="Heading_20_1">
      <style:text-properties officeooo:paragraph-rsid="038db804"/>
    </style:style>
    <style:style style:name="P77" style:family="paragraph" style:parent-style-name="Heading_20_1">
      <style:text-properties officeooo:paragraph-rsid="039546bb"/>
    </style:style>
    <style:style style:name="P78" style:family="paragraph" style:parent-style-name="Heading_20_1">
      <style:text-properties officeooo:paragraph-rsid="0389053a"/>
    </style:style>
    <style:style style:name="P79" style:family="paragraph" style:parent-style-name="Heading_20_1">
      <style:text-properties officeooo:paragraph-rsid="037b6b10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81" style:family="paragraph" style:parent-style-name="Heading_20_2">
      <style:text-properties officeooo:rsid="039d0d98" officeooo:paragraph-rsid="039d0d98"/>
    </style:style>
    <style:style style:name="P82" style:family="paragraph" style:parent-style-name="Heading_20_2">
      <style:text-properties officeooo:paragraph-rsid="039d0d98"/>
    </style:style>
    <style:style style:name="P83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5" style:family="paragraph" style:parent-style-name="Heading_20_2">
      <style:text-properties officeooo:paragraph-rsid="0389053a"/>
    </style:style>
    <style:style style:name="P86" style:family="paragraph" style:parent-style-name="Heading_20_2">
      <style:text-properties officeooo:rsid="037b6b10" officeooo:paragraph-rsid="037b9983"/>
    </style:style>
    <style:style style:name="P87" style:family="paragraph" style:parent-style-name="Heading_20_2">
      <style:text-properties officeooo:paragraph-rsid="037b9983"/>
    </style:style>
    <style:style style:name="P88" style:family="paragraph" style:parent-style-name="Heading_20_2">
      <style:text-properties officeooo:paragraph-rsid="0380e821"/>
    </style:style>
    <style:style style:name="P89" style:family="paragraph" style:parent-style-name="Heading_20_2">
      <style:text-properties officeooo:paragraph-rsid="0382cfa0"/>
    </style:style>
    <style:style style:name="P90" style:family="paragraph" style:parent-style-name="Heading_20_2">
      <style:text-properties officeooo:paragraph-rsid="0382e38c"/>
    </style:style>
    <style:style style:name="P91" style:family="paragraph" style:parent-style-name="Heading_20_2">
      <style:text-properties officeooo:paragraph-rsid="03843333"/>
    </style:style>
    <style:style style:name="P92" style:family="paragraph" style:parent-style-name="Heading_20_2">
      <style:text-properties officeooo:paragraph-rsid="0388cec8"/>
    </style:style>
    <style:style style:name="P93" style:family="paragraph" style:parent-style-name="Heading_20_2">
      <style:text-properties officeooo:rsid="039dbd98" officeooo:paragraph-rsid="039dbd98"/>
    </style:style>
    <style:style style:name="P94" style:family="paragraph" style:parent-style-name="Heading_20_2">
      <style:text-properties officeooo:paragraph-rsid="03a1c8d5"/>
    </style:style>
    <style:style style:name="P95" style:family="paragraph" style:parent-style-name="Heading_20_3">
      <style:text-properties officeooo:paragraph-rsid="038cde04"/>
    </style:style>
    <style:style style:name="P96" style:family="paragraph" style:parent-style-name="Heading_20_3">
      <style:text-properties officeooo:paragraph-rsid="038db804"/>
    </style:style>
    <style:style style:name="P97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8" style:family="paragraph" style:parent-style-name="Heading_20_3">
      <style:text-properties officeooo:paragraph-rsid="0389053a"/>
    </style:style>
    <style:style style:name="P99" style:family="paragraph" style:parent-style-name="Heading_20_3">
      <style:text-properties officeooo:paragraph-rsid="037cffb1"/>
    </style:style>
    <style:style style:name="P100" style:family="paragraph" style:parent-style-name="Heading_20_3">
      <style:text-properties officeooo:paragraph-rsid="0380e821"/>
    </style:style>
    <style:style style:name="P101" style:family="paragraph" style:parent-style-name="Heading_20_3">
      <style:text-properties officeooo:paragraph-rsid="0382cfa0"/>
    </style:style>
    <style:style style:name="P102" style:family="paragraph" style:parent-style-name="Heading_20_3">
      <style:text-properties officeooo:paragraph-rsid="0382e38c"/>
    </style:style>
    <style:style style:name="P103" style:family="paragraph" style:parent-style-name="Heading_20_3">
      <style:text-properties officeooo:paragraph-rsid="03843333"/>
    </style:style>
    <style:style style:name="P104" style:family="paragraph" style:parent-style-name="Heading_20_3">
      <style:text-properties officeooo:rsid="03a2dc48" officeooo:paragraph-rsid="03a2dc48"/>
    </style:style>
    <style:style style:name="P105" style:family="paragraph" style:parent-style-name="Heading_20_5">
      <style:text-properties officeooo:paragraph-rsid="03898084"/>
    </style:style>
    <style:style style:name="P106" style:family="paragraph" style:parent-style-name="Heading_20_5">
      <style:text-properties officeooo:paragraph-rsid="038020f7"/>
    </style:style>
    <style:style style:name="P107" style:family="paragraph" style:parent-style-name="Heading_20_5">
      <style:text-properties officeooo:paragraph-rsid="0394df0c"/>
    </style:style>
    <style:style style:name="P108" style:family="paragraph" style:parent-style-name="Heading_20_6">
      <style:text-properties officeooo:paragraph-rsid="0394df0c"/>
    </style:style>
    <style:style style:name="P109" style:family="paragraph" style:parent-style-name="Text_20_body">
      <style:text-properties officeooo:rsid="038db804" officeooo:paragraph-rsid="03a1c8d5"/>
    </style:style>
    <style:style style:name="P110" style:family="paragraph" style:parent-style-name="Text_20_body">
      <style:text-properties officeooo:rsid="039dbd98" officeooo:paragraph-rsid="039dbd98"/>
    </style:style>
    <style:style style:name="P11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112" style:family="paragraph" style:parent-style-name="Text_20_body">
      <style:text-properties officeooo:rsid="03a2dc48" officeooo:paragraph-rsid="03a2dc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T44" style:family="text">
      <style:text-properties officeooo:rsid="038db804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3a0e97c" style:font-weight-asian="bold" style:font-weight-complex="bold"/>
    </style:style>
    <style:style style:name="T47" style:family="text">
      <style:text-properties officeooo:rsid="03a0e97c"/>
    </style:style>
    <style:style style:name="T48" style:family="text">
      <style:text-properties officeooo:rsid="03a2dc48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7" draw:name="Bild45" text:anchor-type="char" svg:width="0.3272in" svg:height="0.3272in" draw:z-index="50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Multiply Alpha<text:tab/>7</text:a></text:p>
          <text:p text:style-name="P64"><text:a xlink:type="simple" xlink:href="#__RefHeading___Toc2772_12272911201%20Copy%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8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4"><text:a xlink:type="simple" xlink:href="#__RefHeading___Toc286_3681663873" text:style-name="Index_20_Link" text:visited-style-name="Index_20_Link">Input<text:tab/>9</text:a></text:p>
          <text:p text:style-name="P63"><text:a xlink:type="simple" xlink:href="#__RefHeading___Toc14266_40081093161" text:style-name="Index_20_Link" text:visited-style-name="Index_20_Link">Mask Panel<text:tab/>10</text:a></text:p>
          <text:p text:style-name="P64"><text:a xlink:type="simple" xlink:href="#__RefHeading___Toc278_36816638732" text:style-name="Index_20_Link" text:visited-style-name="Index_20_Link">Mask Property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4"><text:a xlink:type="simple" xlink:href="#__RefHeading___Toc3443_2752593886" text:style-name="Index_20_Link" text:visited-style-name="Index_20_Link">Effect strip type Gaussian Blur<text:tab/>13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4"><text:a xlink:type="simple" xlink:href="#__RefHeading___Toc326_3681663873" text:style-name="Index_20_Link" text:visited-style-name="Index_20_Link">Effect strip type Color<text:tab/>14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4"><text:a xlink:type="simple" xlink:href="#__RefHeading___Toc922_1227291120" text:style-name="Index_20_Link" text:visited-style-name="Index_20_Link">Effect strip type Glow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4"><text:a xlink:type="simple" xlink:href="#__RefHeading___Toc960_1227291120" text:style-name="Index_20_Link" text:visited-style-name="Index_20_Link"><text:soft-page-break/>Effect strip type Gamma Cross<text:tab/>17</text:a></text:p>
          <text:p text:style-name="P64"><text:a xlink:type="simple" xlink:href="#__RefHeading___Toc966_1227291120" text:style-name="Index_20_Link" text:visited-style-name="Index_20_Link">Effect strip type Alpha Under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4"><text:a xlink:type="simple" xlink:href="#__RefHeading___Toc978_1227291120" text:style-name="Index_20_Link" text:visited-style-name="Index_20_Link">Effect strip type Subtract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3"><text:a xlink:type="simple" xlink:href="#__RefHeading___Toc4992_1210455647" text:style-name="Index_20_Link" text:visited-style-name="Index_20_Link">Custom Properties Panel<text:tab/>19</text:a></text:p>
          <text:p text:style-name="P64"><text:a xlink:type="simple" xlink:href="#__RefHeading___Toc4994_1210455647" text:style-name="Index_20_Link" text:visited-style-name="Index_20_Link">Add<text:tab/>19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3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5"><text:a xlink:type="simple" xlink:href="#__RefHeading___Toc2760_12272911201" text:style-name="Index_20_Link" text:visited-style-name="Index_20_Link">Strobe<text:tab/>6</text:a></text:p>
          <text:p text:style-name="P65"><text:a xlink:type="simple" xlink:href="#__RefHeading___Toc2766_12272911201" text:style-name="Index_20_Link" text:visited-style-name="Index_20_Link">Reverse Frames<text:tab/>7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5"><text:a xlink:type="simple" xlink:href="#__RefHeading___Toc2790_12272911201" text:style-name="Index_20_Link" text:visited-style-name="Index_20_Link">Current Frame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5"><text:a xlink:type="simple" xlink:href="#__RefHeading___Toc280_3681663873" text:style-name="Index_20_Link" text:visited-style-name="Index_20_Link">Scene Browser<text:tab/>8</text:a></text:p>
          <text:p text:style-name="P66"><text:a xlink:type="simple" xlink:href="#__RefHeading___Toc282_3681663873" text:style-name="Index_20_Link" text:visited-style-name="Index_20_Link">Scene edit box<text:tab/>8</text:a></text:p>
          <text:p text:style-name="P66"><text:a xlink:type="simple" xlink:href="#__RefHeading___Toc2516_873026164" text:style-name="Index_20_Link" text:visited-style-name="Index_20_Link">Add<text:tab/>9</text:a></text:p>
          <text:p text:style-name="P67"><text:a xlink:type="simple" xlink:href="#__RefHeading___Toc2518_873026164" text:style-name="Index_20_Link" text:visited-style-name="Index_20_Link"><text:soft-page-break/>New<text:tab/>9</text:a></text:p>
          <text:p text:style-name="P67"><text:a xlink:type="simple" xlink:href="#__RefHeading___Toc2520_873026164" text:style-name="Index_20_Link" text:visited-style-name="Index_20_Link">Copy Settings<text:tab/>9</text:a></text:p>
          <text:p text:style-name="P67"><text:a xlink:type="simple" xlink:href="#__RefHeading___Toc2522_873026164" text:style-name="Index_20_Link" text:visited-style-name="Index_20_Link">Linked Copy<text:tab/>9</text:a></text:p>
          <text:p text:style-name="P67"><text:a xlink:type="simple" xlink:href="#__RefHeading___Toc2524_873026164" text:style-name="Index_20_Link" text:visited-style-name="Index_20_Link">Full Copy<text:tab/>9</text:a></text:p>
          <text:p text:style-name="P66"><text:a xlink:type="simple" xlink:href="#__RefHeading___Toc284_3681663873" text:style-name="Index_20_Link" text:visited-style-name="Index_20_Link">Remove<text:tab/>9</text:a></text:p>
          <text:p text:style-name="P64"><text:a xlink:type="simple" xlink:href="#__RefHeading___Toc286_3681663873" text:style-name="Index_20_Link" text:visited-style-name="Index_20_Link">Input<text:tab/>9</text:a></text:p>
          <text:p text:style-name="P65"><text:a xlink:type="simple" xlink:href="#__RefHeading___Toc288_3681663873" text:style-name="Index_20_Link" text:visited-style-name="Index_20_Link">Input Type Camera<text:tab/>9</text:a></text:p>
          <text:p text:style-name="P66"><text:a xlink:type="simple" xlink:href="#__RefHeading___Toc290_3681663873" text:style-name="Index_20_Link" text:visited-style-name="Index_20_Link">Volume<text:tab/>9</text:a></text:p>
          <text:p text:style-name="P66"><text:a xlink:type="simple" xlink:href="#__RefHeading___Toc292_3681663873" text:style-name="Index_20_Link" text:visited-style-name="Index_20_Link">Camera<text:tab/>9</text:a></text:p>
          <text:p text:style-name="P66"><text:a xlink:type="simple" xlink:href="#__RefHeading___Toc294_3681663873" text:style-name="Index_20_Link" text:visited-style-name="Index_20_Link">Show Grease Pencil<text:tab/>9</text:a></text:p>
          <text:p text:style-name="P66"><text:a xlink:type="simple" xlink:href="#__RefHeading___Toc296_3681663873" text:style-name="Index_20_Link" text:visited-style-name="Index_20_Link">Transparent<text:tab/>9</text:a></text:p>
          <text:p text:style-name="P65"><text:a xlink:type="simple" xlink:href="#__RefHeading___Toc4150_3818087236" text:style-name="Index_20_Link" text:visited-style-name="Index_20_Link">Input type Sequencer<text:tab/>9</text:a></text:p>
          <text:p text:style-name="P66"><text:a xlink:type="simple" xlink:href="#__RefHeading___Toc290_36816638731" text:style-name="Index_20_Link" text:visited-style-name="Index_20_Link">Volume<text:tab/>9</text:a></text:p>
          <text:p text:style-name="P63"><text:a xlink:type="simple" xlink:href="#__RefHeading___Toc14266_40081093161" text:style-name="Index_20_Link" text:visited-style-name="Index_20_Link">Mask Panel<text:tab/>10</text:a></text:p>
          <text:p text:style-name="P64"><text:a xlink:type="simple" xlink:href="#__RefHeading___Toc278_36816638732" text:style-name="Index_20_Link" text:visited-style-name="Index_20_Link">Mask Property<text:tab/>10</text:a></text:p>
          <text:p text:style-name="P65"><text:a xlink:type="simple" xlink:href="#__RefHeading___Toc280_36816638731" text:style-name="Index_20_Link" text:visited-style-name="Index_20_Link">Mask Browser<text:tab/>10</text:a></text:p>
          <text:p text:style-name="P65"><text:a xlink:type="simple" xlink:href="#__RefHeading___Toc282_36816638731" text:style-name="Index_20_Link" text:visited-style-name="Index_20_Link">Mask edit box<text:tab/>10</text:a></text:p>
          <text:p text:style-name="P67"><text:a xlink:type="simple" xlink:href="#__RefHeading___Toc2407_574359648" text:style-name="Index_20_Link" text:visited-style-name="Index_20_Link">Fake User<text:tab/>10</text:a></text:p>
          <text:p text:style-name="P65"><text:a xlink:type="simple" xlink:href="#__RefHeading___Toc284_36816638731" text:style-name="Index_20_Link" text:visited-style-name="Index_20_Link">Remove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5"><text:a xlink:type="simple" xlink:href="#__RefHeading___Toc306_3681663873" text:style-name="Index_20_Link" text:visited-style-name="Index_20_Link">Input 1<text:tab/>10</text:a></text:p>
          <text:p text:style-name="P65"><text:a xlink:type="simple" xlink:href="#__RefHeading___Toc308_3681663873" text:style-name="Index_20_Link" text:visited-style-name="Index_20_Link">Input 2<text:tab/>10</text:a></text:p>
          <text:p text:style-name="P66"><text:a xlink:type="simple" xlink:href="#__RefHeading___Toc310_3681663873" text:style-name="Index_20_Link" text:visited-style-name="Index_20_Link">Swap Strips<text:tab/>11</text:a></text:p>
          <text:p text:style-name="P65"><text:a xlink:type="simple" xlink:href="#__RefHeading___Toc312_3681663873" text:style-name="Index_20_Link" text:visited-style-name="Index_20_Link">Blend Mode<text:tab/>11</text:a></text:p>
          <text:p text:style-name="P65"><text:a xlink:type="simple" xlink:href="#__RefHeading___Toc314_3681663873" text:style-name="Index_20_Link" text:visited-style-name="Index_20_Link">Blend Factor<text:tab/>11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5"><text:a xlink:type="simple" xlink:href="#__RefHeading___Toc318_3681663873" text:style-name="Index_20_Link" text:visited-style-name="Index_20_Link">Text<text:tab/>11</text:a></text:p>
          <text:p text:style-name="P65"><text:a xlink:type="simple" xlink:href="#__RefHeading___Toc320_3681663873" text:style-name="Index_20_Link" text:visited-style-name="Index_20_Link">Wrap Width<text:tab/>11</text:a></text:p>
          <text:p text:style-name="P65"><text:a xlink:type="simple" xlink:href="#__RefHeading___Toc322_3681663873" text:style-name="Index_20_Link" text:visited-style-name="Index_20_Link">Style sub panel<text:tab/>11</text:a></text:p>
          <text:p text:style-name="P66"><text:a xlink:type="simple" xlink:href="#__RefHeading___Toc3417_2752593886" text:style-name="Index_20_Link" text:visited-style-name="Index_20_Link">Font property<text:tab/>11</text:a></text:p>
          <text:p text:style-name="P67"><text:a xlink:type="simple" xlink:href="#__RefHeading___Toc3419_2752593886" text:style-name="Index_20_Link" text:visited-style-name="Index_20_Link">Font browser<text:tab/>11</text:a></text:p>
          <text:p text:style-name="P67"><text:a xlink:type="simple" xlink:href="#__RefHeading___Toc3421_2752593886" text:style-name="Index_20_Link" text:visited-style-name="Index_20_Link">Open<text:tab/>11</text:a></text:p>
          <text:p text:style-name="P67"><text:a xlink:type="simple" xlink:href="#__RefHeading___Toc3423_2752593886" text:style-name="Index_20_Link" text:visited-style-name="Index_20_Link">Font Edit Box<text:tab/>11</text:a></text:p>
          <text:p text:style-name="P67"><text:a xlink:type="simple" xlink:href="#__RefHeading___Toc3425_2752593886" text:style-name="Index_20_Link" text:visited-style-name="Index_20_Link">Fake User<text:tab/>11</text:a></text:p>
          <text:p text:style-name="P67"><text:a xlink:type="simple" xlink:href="#__RefHeading___Toc3427_2752593886" text:style-name="Index_20_Link" text:visited-style-name="Index_20_Link">Open Font<text:tab/>11</text:a></text:p>
          <text:p text:style-name="P67"><text:a xlink:type="simple" xlink:href="#__RefHeading___Toc3429_2752593886" text:style-name="Index_20_Link" text:visited-style-name="Index_20_Link">Remove<text:tab/>12</text:a></text:p>
          <text:p text:style-name="P67"><text:a xlink:type="simple" xlink:href="#__RefHeading___Toc2377_2704993078" text:style-name="Index_20_Link" text:visited-style-name="Index_20_Link">Bold<text:tab/>12</text:a></text:p>
          <text:p text:style-name="P67"><text:a xlink:type="simple" xlink:href="#__RefHeading___Toc2379_2704993078" text:style-name="Index_20_Link" text:visited-style-name="Index_20_Link">Italic<text:tab/>12</text:a></text:p>
          <text:p text:style-name="P66"><text:a xlink:type="simple" xlink:href="#__RefHeading___Toc3431_2752593886" text:style-name="Index_20_Link" text:visited-style-name="Index_20_Link">Size<text:tab/>12</text:a></text:p>
          <text:p text:style-name="P66"><text:a xlink:type="simple" xlink:href="#__RefHeading___Toc3433_2752593886" text:style-name="Index_20_Link" text:visited-style-name="Index_20_Link">Color<text:tab/>12</text:a></text:p>
          <text:p text:style-name="P66"><text:a xlink:type="simple" xlink:href="#__RefHeading___Toc3435_2752593886" text:style-name="Index_20_Link" text:visited-style-name="Index_20_Link">Shadow<text:tab/>12</text:a></text:p>
          <text:p text:style-name="P67"><text:a xlink:type="simple" xlink:href="#__RefHeading___Toc3437_2752593886" text:style-name="Index_20_Link" text:visited-style-name="Index_20_Link">Shadow color<text:tab/>12</text:a></text:p>
          <text:p text:style-name="P66"><text:a xlink:type="simple" xlink:href="#__RefHeading___Toc2434_1509538973" text:style-name="Index_20_Link" text:visited-style-name="Index_20_Link">Box<text:tab/>12</text:a></text:p>
          <text:p text:style-name="P67"><text:a xlink:type="simple" xlink:href="#__RefHeading___Toc2436_1509538973" text:style-name="Index_20_Link" text:visited-style-name="Index_20_Link">Box Color<text:tab/>12</text:a></text:p>
          <text:p text:style-name="P67"><text:a xlink:type="simple" xlink:href="#__RefHeading___Toc2438_1509538973" text:style-name="Index_20_Link" text:visited-style-name="Index_20_Link">Box Margin<text:tab/>12</text:a></text:p>
          <text:p text:style-name="P65"><text:a xlink:type="simple" xlink:href="#__RefHeading___Toc324_3681663873" text:style-name="Index_20_Link" text:visited-style-name="Index_20_Link">Layout sub panel<text:tab/>12</text:a></text:p>
          <text:p text:style-name="P66"><text:a xlink:type="simple" xlink:href="#__RefHeading___Toc3439_2752593886" text:style-name="Index_20_Link" text:visited-style-name="Index_20_Link">Location X/Y<text:tab/>12</text:a></text:p>
          <text:p text:style-name="P66"><text:a xlink:type="simple" xlink:href="#__RefHeading___Toc3441_2752593886" text:style-name="Index_20_Link" text:visited-style-name="Index_20_Link">Anchor X/Y<text:tab/>12</text:a></text:p>
          <text:p text:style-name="P64"><text:a xlink:type="simple" xlink:href="#__RefHeading___Toc3443_2752593886" text:style-name="Index_20_Link" text:visited-style-name="Index_20_Link">Effect strip type Gaussian Blur<text:tab/>13</text:a></text:p>
          <text:p text:style-name="P65"><text:a xlink:type="simple" xlink:href="#__RefHeading___Toc306_36816638731" text:style-name="Index_20_Link" text:visited-style-name="Index_20_Link">Input 1<text:tab/>13</text:a></text:p>
          <text:p text:style-name="P66"><text:a xlink:type="simple" xlink:href="#__RefHeading___Toc3445_2752593886" text:style-name="Index_20_Link" text:visited-style-name="Index_20_Link">Size X<text:tab/>13</text:a></text:p>
          <text:p text:style-name="P66"><text:a xlink:type="simple" xlink:href="#__RefHeading___Toc3447_2752593886" text:style-name="Index_20_Link" text:visited-style-name="Index_20_Link">Y<text:tab/>13</text:a></text:p>
          <text:p text:style-name="P64"><text:a xlink:type="simple" xlink:href="#__RefHeading___Toc3449_2752593886" text:style-name="Index_20_Link" text:visited-style-name="Index_20_Link"><text:soft-page-break/>Effect strip type Multicam<text:tab/>13</text:a></text:p>
          <text:p text:style-name="P65"><text:a xlink:type="simple" xlink:href="#__RefHeading___Toc3451_2752593886" text:style-name="Index_20_Link" text:visited-style-name="Index_20_Link">Source Channel<text:tab/>13</text:a></text:p>
          <text:p text:style-name="P65"><text:a xlink:type="simple" xlink:href="#__RefHeading___Toc3453_2752593886" text:style-name="Index_20_Link" text:visited-style-name="Index_20_Link">Cut to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6"><text:a xlink:type="simple" xlink:href="#__RefHeading___Toc1031_1284564410" text:style-name="Index_20_Link" text:visited-style-name="Index_20_Link">Input<text:tab/>13</text:a></text:p>
          <text:p text:style-name="P66"><text:a xlink:type="simple" xlink:href="#__RefHeading___Toc1033_1284564410" text:style-name="Index_20_Link" text:visited-style-name="Index_20_Link">Speed Control<text:tab/>13</text:a></text:p>
          <text:p text:style-name="P67"><text:a xlink:type="simple" xlink:href="#__RefHeading___Toc1035_1284564410" text:style-name="Index_20_Link" text:visited-style-name="Index_20_Link">Stretch<text:tab/>13</text:a></text:p>
          <text:p text:style-name="P67"><text:a xlink:type="simple" xlink:href="#__RefHeading___Toc1037_1284564410" text:style-name="Index_20_Link" text:visited-style-name="Index_20_Link">Multiply<text:tab/>13</text:a></text:p>
          <text:p text:style-name="P69"><text:a xlink:type="simple" xlink:href="#__RefHeading___Toc1039_1284564410" text:style-name="Index_20_Link" text:visited-style-name="Index_20_Link">Multiply factor<text:tab/>13</text:a></text:p>
          <text:p text:style-name="P67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7"><text:a xlink:type="simple" xlink:href="#__RefHeading___Toc1045_1284564410" text:style-name="Index_20_Link" text:visited-style-name="Index_20_Link">Length<text:tab/>14</text:a></text:p>
          <text:p text:style-name="P66"><text:a xlink:type="simple" xlink:href="#__RefHeading___Toc1047_1284564410" text:style-name="Index_20_Link" text:visited-style-name="Index_20_Link">Interpolation<text:tab/>14</text:a></text:p>
          <text:p text:style-name="P64"><text:a xlink:type="simple" xlink:href="#__RefHeading___Toc326_3681663873" text:style-name="Index_20_Link" text:visited-style-name="Index_20_Link">Effect strip type Color<text:tab/>14</text:a></text:p>
          <text:p text:style-name="P65"><text:a xlink:type="simple" xlink:href="#__RefHeading___Toc838_1227291120" text:style-name="Index_20_Link" text:visited-style-name="Index_20_Link">Color Picker<text:tab/>14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5"><text:a xlink:type="simple" xlink:href="#__RefHeading___Toc844_1227291120" text:style-name="Index_20_Link" text:visited-style-name="Index_20_Link">Input 1<text:tab/>14</text:a></text:p>
          <text:p text:style-name="P65"><text:a xlink:type="simple" xlink:href="#__RefHeading___Toc846_1227291120" text:style-name="Index_20_Link" text:visited-style-name="Index_20_Link">Interpolation<text:tab/>14</text:a></text:p>
          <text:p text:style-name="P65"><text:a xlink:type="simple" xlink:href="#__RefHeading___Toc848_1227291120" text:style-name="Index_20_Link" text:visited-style-name="Index_20_Link">Translation Unit<text:tab/>14</text:a></text:p>
          <text:p text:style-name="P65"><text:a xlink:type="simple" xlink:href="#__RefHeading___Toc850_1227291120" text:style-name="Index_20_Link" text:visited-style-name="Index_20_Link">Position X<text:tab/>14</text:a></text:p>
          <text:p text:style-name="P65"><text:a xlink:type="simple" xlink:href="#__RefHeading___Toc852_1227291120" text:style-name="Index_20_Link" text:visited-style-name="Index_20_Link">Y<text:tab/>14</text:a></text:p>
          <text:p text:style-name="P65"><text:a xlink:type="simple" xlink:href="#__RefHeading___Toc854_1227291120" text:style-name="Index_20_Link" text:visited-style-name="Index_20_Link">Uniform scale<text:tab/>14</text:a></text:p>
          <text:p text:style-name="P65"><text:a xlink:type="simple" xlink:href="#__RefHeading___Toc856_1227291120" text:style-name="Index_20_Link" text:visited-style-name="Index_20_Link">Scale X<text:tab/>14</text:a></text:p>
          <text:p text:style-name="P65"><text:a xlink:type="simple" xlink:href="#__RefHeading___Toc858_1227291120" text:style-name="Index_20_Link" text:visited-style-name="Index_20_Link">Y<text:tab/>14</text:a></text:p>
          <text:p text:style-name="P65"><text:a xlink:type="simple" xlink:href="#__RefHeading___Toc860_1227291120" text:style-name="Index_20_Link" text:visited-style-name="Index_20_Link">Rotation<text:tab/>15</text:a></text:p>
          <text:p text:style-name="P64"><text:a xlink:type="simple" xlink:href="#__RefHeading___Toc922_1227291120" text:style-name="Index_20_Link" text:visited-style-name="Index_20_Link">Effect strip type Glow<text:tab/>15</text:a></text:p>
          <text:p text:style-name="P65"><text:a xlink:type="simple" xlink:href="#__RefHeading___Toc844_12272911201" text:style-name="Index_20_Link" text:visited-style-name="Index_20_Link">Input 1<text:tab/>15</text:a></text:p>
          <text:p text:style-name="P65"><text:a xlink:type="simple" xlink:href="#__RefHeading___Toc924_1227291120" text:style-name="Index_20_Link" text:visited-style-name="Index_20_Link">Threshold<text:tab/>15</text:a></text:p>
          <text:p text:style-name="P65"><text:a xlink:type="simple" xlink:href="#__RefHeading___Toc926_1227291120" text:style-name="Index_20_Link" text:visited-style-name="Index_20_Link">Clamp<text:tab/>15</text:a></text:p>
          <text:p text:style-name="P65"><text:a xlink:type="simple" xlink:href="#__RefHeading___Toc928_1227291120" text:style-name="Index_20_Link" text:visited-style-name="Index_20_Link">Boost Factor<text:tab/>15</text:a></text:p>
          <text:p text:style-name="P65"><text:a xlink:type="simple" xlink:href="#__RefHeading___Toc930_1227291120" text:style-name="Index_20_Link" text:visited-style-name="Index_20_Link">Blur Distance<text:tab/>15</text:a></text:p>
          <text:p text:style-name="P65"><text:a xlink:type="simple" xlink:href="#__RefHeading___Toc932_1227291120" text:style-name="Index_20_Link" text:visited-style-name="Index_20_Link">Quality<text:tab/>15</text:a></text:p>
          <text:p text:style-name="P65"><text:a xlink:type="simple" xlink:href="#__RefHeading___Toc934_1227291120" text:style-name="Index_20_Link" text:visited-style-name="Index_20_Link">Only Boost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5"><text:a xlink:type="simple" xlink:href="#__RefHeading___Toc306_36816638732" text:style-name="Index_20_Link" text:visited-style-name="Index_20_Link">Input 1<text:tab/>15</text:a></text:p>
          <text:p text:style-name="P65"><text:a xlink:type="simple" xlink:href="#__RefHeading___Toc308_36816638731" text:style-name="Index_20_Link" text:visited-style-name="Index_20_Link">Input 2<text:tab/>15</text:a></text:p>
          <text:p text:style-name="P65"><text:a xlink:type="simple" xlink:href="#__RefHeading___Toc938_1227291120" text:style-name="Index_20_Link" text:visited-style-name="Index_20_Link">Swap Inputs<text:tab/>15</text:a></text:p>
          <text:p text:style-name="P65"><text:a xlink:type="simple" xlink:href="#__RefHeading___Toc940_1227291120" text:style-name="Index_20_Link" text:visited-style-name="Index_20_Link">Transition type<text:tab/>15</text:a></text:p>
          <text:p text:style-name="P65"><text:a xlink:type="simple" xlink:href="#__RefHeading___Toc942_1227291120" text:style-name="Index_20_Link" text:visited-style-name="Index_20_Link">Direction<text:tab/>16</text:a></text:p>
          <text:p text:style-name="P65"><text:a xlink:type="simple" xlink:href="#__RefHeading___Toc944_1227291120" text:style-name="Index_20_Link" text:visited-style-name="Index_20_Link">Blur width<text:tab/>16</text:a></text:p>
          <text:p text:style-name="P65"><text:a xlink:type="simple" xlink:href="#__RefHeading___Toc946_1227291120" text:style-name="Index_20_Link" text:visited-style-name="Index_20_Link">Angle<text:tab/>16</text:a></text:p>
          <text:p text:style-name="P65"><text:a xlink:type="simple" xlink:href="#__RefHeading___Toc948_1227291120" text:style-name="Index_20_Link" text:visited-style-name="Index_20_Link">Default Fade<text:tab/>16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5"><text:a xlink:type="simple" xlink:href="#__RefHeading___Toc306_368166387321" text:style-name="Index_20_Link" text:visited-style-name="Index_20_Link">Input 1<text:tab/>16</text:a></text:p>
          <text:p text:style-name="P65"><text:a xlink:type="simple" xlink:href="#__RefHeading___Toc308_368166387311" text:style-name="Index_20_Link" text:visited-style-name="Index_20_Link">Input 2<text:tab/>16</text:a></text:p>
          <text:p text:style-name="P65"><text:a xlink:type="simple" xlink:href="#__RefHeading___Toc952_1227291120" text:style-name="Index_20_Link" text:visited-style-name="Index_20_Link">Swap Inputs<text:tab/>16</text:a></text:p>
          <text:p text:style-name="P65"><text:a xlink:type="simple" xlink:href="#__RefHeading___Toc954_1227291120" text:style-name="Index_20_Link" text:visited-style-name="Index_20_Link">Default Fade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5"><text:a xlink:type="simple" xlink:href="#__RefHeading___Toc306_3681663873211" text:style-name="Index_20_Link" text:visited-style-name="Index_20_Link">Input 1<text:tab/>16</text:a></text:p>
          <text:p text:style-name="P65"><text:a xlink:type="simple" xlink:href="#__RefHeading___Toc308_3681663873111" text:style-name="Index_20_Link" text:visited-style-name="Index_20_Link">Input 2<text:tab/>16</text:a></text:p>
          <text:p text:style-name="P65"><text:a xlink:type="simple" xlink:href="#__RefHeading___Toc958_1227291120" text:style-name="Index_20_Link" text:visited-style-name="Index_20_Link">Swap Inputs<text:tab/>16</text:a></text:p>
          <text:p text:style-name="P64"><text:a xlink:type="simple" xlink:href="#__RefHeading___Toc960_1227291120" text:style-name="Index_20_Link" text:visited-style-name="Index_20_Link">Effect strip type Gamma Cross<text:tab/>17</text:a></text:p>
          <text:p text:style-name="P65"><text:a xlink:type="simple" xlink:href="#__RefHeading___Toc306_3681663873212" text:style-name="Index_20_Link" text:visited-style-name="Index_20_Link">Input 1<text:tab/>17</text:a></text:p>
          <text:p text:style-name="P65"><text:a xlink:type="simple" xlink:href="#__RefHeading___Toc308_3681663873112" text:style-name="Index_20_Link" text:visited-style-name="Index_20_Link"><text:soft-page-break/>Input 2<text:tab/>17</text:a></text:p>
          <text:p text:style-name="P65"><text:a xlink:type="simple" xlink:href="#__RefHeading___Toc962_1227291120" text:style-name="Index_20_Link" text:visited-style-name="Index_20_Link">Swap Inputs<text:tab/>17</text:a></text:p>
          <text:p text:style-name="P65"><text:a xlink:type="simple" xlink:href="#__RefHeading___Toc964_1227291120" text:style-name="Index_20_Link" text:visited-style-name="Index_20_Link">Default Fade<text:tab/>17</text:a></text:p>
          <text:p text:style-name="P64"><text:a xlink:type="simple" xlink:href="#__RefHeading___Toc966_1227291120" text:style-name="Index_20_Link" text:visited-style-name="Index_20_Link">Effect strip type Alpha Under<text:tab/>17</text:a></text:p>
          <text:p text:style-name="P65"><text:a xlink:type="simple" xlink:href="#__RefHeading___Toc306_36816638732121" text:style-name="Index_20_Link" text:visited-style-name="Index_20_Link">Input 1<text:tab/>17</text:a></text:p>
          <text:p text:style-name="P65"><text:a xlink:type="simple" xlink:href="#__RefHeading___Toc308_36816638731121" text:style-name="Index_20_Link" text:visited-style-name="Index_20_Link">Input 2<text:tab/>17</text:a></text:p>
          <text:p text:style-name="P65"><text:a xlink:type="simple" xlink:href="#__RefHeading___Toc968_1227291120" text:style-name="Index_20_Link" text:visited-style-name="Index_20_Link">Swap Inputs<text:tab/>17</text:a></text:p>
          <text:p text:style-name="P65"><text:a xlink:type="simple" xlink:href="#__RefHeading___Toc970_1227291120" text:style-name="Index_20_Link" text:visited-style-name="Index_20_Link">Default Fade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5"><text:a xlink:type="simple" xlink:href="#__RefHeading___Toc306_368166387321211" text:style-name="Index_20_Link" text:visited-style-name="Index_20_Link">Input 1<text:tab/>17</text:a></text:p>
          <text:p text:style-name="P65"><text:a xlink:type="simple" xlink:href="#__RefHeading___Toc308_368166387311211" text:style-name="Index_20_Link" text:visited-style-name="Index_20_Link">Input 2<text:tab/>17</text:a></text:p>
          <text:p text:style-name="P65"><text:a xlink:type="simple" xlink:href="#__RefHeading___Toc974_1227291120" text:style-name="Index_20_Link" text:visited-style-name="Index_20_Link">Swap Inputs<text:tab/>17</text:a></text:p>
          <text:p text:style-name="P65"><text:a xlink:type="simple" xlink:href="#__RefHeading___Toc976_1227291120" text:style-name="Index_20_Link" text:visited-style-name="Index_20_Link">Default Fade<text:tab/>18</text:a></text:p>
          <text:p text:style-name="P64"><text:a xlink:type="simple" xlink:href="#__RefHeading___Toc978_1227291120" text:style-name="Index_20_Link" text:visited-style-name="Index_20_Link">Effect strip type Subtract<text:tab/>18</text:a></text:p>
          <text:p text:style-name="P65"><text:a xlink:type="simple" xlink:href="#__RefHeading___Toc306_36816638732111" text:style-name="Index_20_Link" text:visited-style-name="Index_20_Link">Input 1<text:tab/>18</text:a></text:p>
          <text:p text:style-name="P65"><text:a xlink:type="simple" xlink:href="#__RefHeading___Toc308_36816638731111" text:style-name="Index_20_Link" text:visited-style-name="Index_20_Link">Input 2<text:tab/>18</text:a></text:p>
          <text:p text:style-name="P65"><text:a xlink:type="simple" xlink:href="#__RefHeading___Toc980_1227291120" text:style-name="Index_20_Link" text:visited-style-name="Index_20_Link">Swap Inputs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5"><text:a xlink:type="simple" xlink:href="#__RefHeading___Toc306_368166387321111" text:style-name="Index_20_Link" text:visited-style-name="Index_20_Link">Input 1<text:tab/>18</text:a></text:p>
          <text:p text:style-name="P65"><text:a xlink:type="simple" xlink:href="#__RefHeading___Toc308_368166387311111" text:style-name="Index_20_Link" text:visited-style-name="Index_20_Link">Input 2<text:tab/>18</text:a></text:p>
          <text:p text:style-name="P65"><text:a xlink:type="simple" xlink:href="#__RefHeading___Toc984_1227291120" text:style-name="Index_20_Link" text:visited-style-name="Index_20_Link">Swap Inputs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5"><text:a xlink:type="simple" xlink:href="#__RefHeading___Toc306_3681663873212111" text:style-name="Index_20_Link" text:visited-style-name="Index_20_Link">Input 1<text:tab/>18</text:a></text:p>
          <text:p text:style-name="P65"><text:a xlink:type="simple" xlink:href="#__RefHeading___Toc308_3681663873112111" text:style-name="Index_20_Link" text:visited-style-name="Index_20_Link">Input 2<text:tab/>18</text:a></text:p>
          <text:p text:style-name="P65"><text:a xlink:type="simple" xlink:href="#__RefHeading___Toc988_1227291120" text:style-name="Index_20_Link" text:visited-style-name="Index_20_Link">Swap Inputs<text:tab/>18</text:a></text:p>
          <text:p text:style-name="P65"><text:a xlink:type="simple" xlink:href="#__RefHeading___Toc990_1227291120" text:style-name="Index_20_Link" text:visited-style-name="Index_20_Link">Default Fade<text:tab/>18</text:a></text:p>
          <text:p text:style-name="P63"><text:a xlink:type="simple" xlink:href="#__RefHeading___Toc4992_1210455647" text:style-name="Index_20_Link" text:visited-style-name="Index_20_Link">Custom Properties Panel<text:tab/>19</text:a></text:p>
          <text:p text:style-name="P64"><text:a xlink:type="simple" xlink:href="#__RefHeading___Toc4994_1210455647" text:style-name="Index_20_Link" text:visited-style-name="Index_20_Link">Add<text:tab/>19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4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73" text:anchor-type="paragraph" svg:y="0.1035in" svg:width="1.811in" svg:height="1.5398in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2" draw:name="Bild12" text:anchor-type="paragraph" svg:y="0.1035in" svg:width="1.6728in" svg:height="0.2402in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75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4" draw:name="Bild57" text:anchor-type="paragraph" svg:x="5.6972in" svg:y="0.2689in" svg:width="1.6811in" svg:height="0.5472in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5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95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75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4" draw:name="Bild54" text:anchor-type="paragraph" svg:x="5.7492in" svg:y="0.2228in" svg:width="1.6339in" svg:height="1.3583in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2" draw:name="Bild53" text:anchor-type="paragraph" svg:y="0.2228in" svg:width="1.0398in" svg:height="0.6811in" draw:z-index="57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1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5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75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95" text:outline-level="3"><draw:frame draw:style-name="fr4" draw:name="Bild59" text:anchor-type="paragraph" svg:x="5.6972in" svg:y="0.2689in" svg:width="1.661in" svg:height="0.5472in" draw:z-index="47"><draw:image xlink:href="Pictures/10000001000000F900000052B07877D8AEDCBCDB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47">Don't display every frame, but just every nth frame.</text:p>
      <text:h text:style-name="P95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76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6" draw:name="Image1" text:anchor-type="char" svg:x="5.3028in" svg:y="0.0252in" svg:width="2.1244in" svg:height="1.1354in" draw:z-index="58"><draw:image xlink:href="Pictures/10000001000001120000008FEF4C43C111ED5211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81" text:outline-level="2"><text:bookmark-start text:name="__RefHeading___Toc2772_12272911201"/>Multiply Alpha<text:bookmark-end text:name="__RefHeading___Toc2772_12272911201"/></text:h>
      <text:p text:style-name="P72">Multiply Alpha along with color channels.</text:p>
      <text:h text:style-name="P82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77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4" draw:name="Bild49" text:anchor-type="paragraph" svg:x="5.6972in" svg:y="0.2689in" svg:width="1.6811in" svg:height="1.028in" draw:z-index="55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83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84" text:outline-level="2"><text:bookmark-start text:name="__RefHeading___Toc2515_938127262"/>Mono<text:bookmark-end text:name="__RefHeading___Toc2515_938127262"/></text:h>
      <text:p text:style-name="P25">Set the audio clip to mono<text:span text:style-name="T43">.</text:span></text:p>
      <text:h text:style-name="P84" text:outline-level="2"><text:bookmark-start text:name="__RefHeading___Toc2770_122729112011"/><text:soft-page-break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76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1" draw:name="Image2" text:anchor-type="char" svg:x="5.3008in" svg:y="0.0193in" svg:width="2.1492in" svg:height="2.5563in" draw:z-index="59"><draw:image xlink:href="Pictures/10000000000000F3000001210D78DE9E4A68DC1E.png" xlink:type="simple" xlink:show="embed" xlink:actuate="onLoad" draw:mime-type="image/png"/></draw:frame></text:p>
      <text:p text:style-name="P21">Time related settings<text:span text:style-name="T36">.</text:span></text:p>
      <text:h text:style-name="P94" text:outline-level="2"><text:bookmark-start text:name="__RefHeading___Toc2606_2022601280"/>Lock<text:bookmark-end text:name="__RefHeading___Toc2606_2022601280"/></text:h>
      <text:p text:style-name="P109"><text:span text:style-name="T44">Lock strip so that it cannot be transformed.</text:span></text:p>
      <text:h text:style-name="P93" text:outline-level="2"><text:bookmark-start text:name="__RefHeading___Toc2606_2022601280 Copy 1"/>Show Retiming Keys<text:bookmark-end text:name="__RefHeading___Toc2606_2022601280 Copy 1"/></text:h>
      <text:p text:style-name="P111">This toggles the overlay and retiming state of a Movie or Image Sequence strip. <text:span text:style-name="T47">For more information, refer to chapter </text:span><text:span text:style-name="T46">Editors - Video Sequence Editor - Header - Strip Menu </text:span><text:span text:style-name="T47">retiming section.</text:span></text:p>
      <text:p text:style-name="P110"><text:span text:style-name="T4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104" text:outline-level="3"><text:bookmark-start text:name="__RefHeading___Toc2790_12272911201 Copy 1"/>Strip Offset Start<text:bookmark-end text:name="__RefHeading___Toc2790_12272911201 Copy 1"/></text:h>
      <text:p text:style-name="P112">The strip offset start. This offsets the beginning of the strip in the timeline. </text:p>
      <text:h text:style-name="P104" text:outline-level="3"><text:bookmark-start text:name="__RefHeading___Toc2790_12272911201 Copy 1 Copy 1"/>End<text:bookmark-end text:name="__RefHeading___Toc2790_12272911201 Copy 1 Copy 1"/></text:h>
      <text:p text:style-name="P112">The strip offset end. This offsets the end of the strip in the timeline. </text:p>
      <text:h text:style-name="P104" text:outline-level="3"><text:bookmark-start text:name="__RefHeading___Toc2790_12272911201 Copy 1 Copy 2"/><text:soft-page-break/>Hold Offset Start<text:bookmark-end text:name="__RefHeading___Toc2790_12272911201 Copy 1 Copy 2"/></text:h>
      <text:p text:style-name="P112">Animation start offset (trim start)</text:p>
      <text:h text:style-name="P104" text:outline-level="3"><text:bookmark-start text:name="__RefHeading___Toc2790_12272911201 Copy 1 Copy 1 Copy 1"/>End<text:bookmark-end text:name="__RefHeading___Toc2790_12272911201 Copy 1 Copy 1 Copy 1"/></text:h>
      <text:p text:style-name="P112">Animation end offset (trim end)</text:p>
      <text:h text:style-name="P96" text:outline-level="3"><text:bookmark-start text:name="__RefHeading___Toc2790_12272911201"/>Current Frame<text:bookmark-end text:name="__RefHeading___Toc2790_12272911201"/></text:h>
      <text:p text:style-name="P53">Info box that displays the position of the frame cursor <text:span text:style-name="T48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2" draw:name="Bild1" text:anchor-type="paragraph" svg:y="-0.0701in" svg:width="1.6138in" svg:height="1.4134in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1201in" svg:width="1.8189in" svg:height="0.6256in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2" draw:name="Bild50" text:anchor-type="paragraph" svg:y="0.1201in" svg:width="1.2083in" svg:height="0.8346in" draw:z-index="56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<text:soft-page-break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2" draw:name="Bild3" text:anchor-type="paragraph" svg:y="0.2689in" svg:width="0.9366in" svg:height="0.5398in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7" text:outline-level="3"><draw:frame draw:style-name="fr2" draw:name="Bild4" text:anchor-type="paragraph" svg:y="0.0472in" svg:width="1.661in" svg:height="0.9925in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4" draw:name="Bild5" text:anchor-type="paragraph" svg:x="5.6181in" svg:y="0.1602in" svg:width="1.7445in" svg:height="0.4689in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2" draw:name="Bild43" text:anchor-type="paragraph" svg:y="0.0472in" svg:width="1.6654in" svg:height="0.378in" draw:z-index="49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0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78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2" draw:name="Bild55" text:anchor-type="paragraph" svg:y="0.1035in" svg:width="1.6846in" svg:height="0.5783in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5" text:outline-level="2"><text:bookmark-start text:name="__RefHeading___Toc278_36816638732"/><text:span text:style-name="T27">Mask</text:span> Property<text:bookmark-end text:name="__RefHeading___Toc278_36816638732"/></text:h>
      <text:h text:style-name="P98" text:outline-level="3"><draw:frame draw:style-name="fr2" draw:name="Bild56" text:anchor-type="paragraph" svg:y="0.1035in" svg:width="1.752in" svg:height="0.4252in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6">A mask browser that contains the available masks in the file.</text:p>
      <text:h text:style-name="P98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05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98" text:outline-level="3"><text:bookmark-start text:name="__RefHeading___Toc284_36816638731"/><text:soft-page-break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9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2" draw:name="Bild8" text:anchor-type="paragraph" svg:y="0.1736in" svg:width="1.661in" svg:height="1.661in" draw:z-index="8"><draw:image xlink:href="Pictures/10000001000000F9000000F919C5CA52A6C10A7D.png" xlink:type="simple" xlink:show="embed" xlink:actuate="onLoad" draw:mime-type="image/png"/></draw:frame><draw:frame draw:style-name="fr4" draw:name="Bild6" text:anchor-type="paragraph" svg:x="2.898in" svg:y="0.1693in" svg:width="2.1138in" svg:height="1.5in" draw:z-index="48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6" text:outline-level="2"><draw:frame draw:style-name="fr2" draw:name="Bild9" text:anchor-type="paragraph" svg:y="0.1972in" svg:width="1.661in" svg:height="0.9217in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2" draw:name="Bild10" text:anchor-type="paragraph" svg:y="0.0362in" svg:width="1.6846in" svg:height="2.1811in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87" text:outline-level="2"><draw:frame draw:style-name="fr2" draw:name="Bild11" text:anchor-type="paragraph" svg:y="0.2937in" svg:width="1.6811in" svg:height="0.9689in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5" draw:name="Bild13" text:anchor-type="paragraph" svg:y="0.1972in" svg:width="1.661in" svg:height="1.0193in" draw:z-index="12"><draw:image xlink:href="Pictures/10000001000000F9000000999306545A8A0985FF.png" xlink:type="simple" xlink:show="embed" xlink:actuate="onLoad" draw:mime-type="image/png"/></draw:frame><text:bookmark-start text:name="__RefHeading___Toc322_3681663873"/><text:soft-page-break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2" draw:name="Bild18" text:anchor-type="paragraph" svg:y="-0.0339in" svg:width="1.661in" svg:height="0.2083in" draw:z-index="17"><draw:image xlink:href="Pictures/10000001000000F90000001FB69ABECBD89C29C5.png" xlink:type="simple" xlink:show="embed" xlink:actuate="onLoad" draw:mime-type="image/png"/></draw:frame><draw:frame draw:style-name="fr4" draw:name="Bild17" text:anchor-type="paragraph" svg:x="5.7016in" svg:y="0.2528in" svg:width="1.6654in" svg:height="0.252in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2" draw:name="Bild19" text:anchor-type="paragraph" svg:y="-0.0055in" svg:width="1.6929in" svg:height="0.5783in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06" text:outline-level="5"><text:bookmark-start text:name="__RefHeading___Toc3427_2752593886"/>Open<text:span text:style-name="T33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<text:soft-page-break/>Shadow color<text:span text:style-name="T33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99" text:outline-level="3"><draw:frame draw:style-name="fr2" draw:name="Bild14" text:anchor-type="paragraph" svg:y="0.1972in" svg:width="1.6811in" svg:height="0.8272in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4" draw:name="Bild15" text:anchor-type="paragraph" svg:x="6.5043in" svg:y="0.139in" svg:width="0.8583in" svg:height="0.6811in" draw:z-index="14"><draw:image xlink:href="Pictures/100000010000008100000066C4B9E99E7EB0E0AC.png" xlink:type="simple" xlink:show="embed" xlink:actuate="onLoad" draw:mime-type="image/png"/></draw:frame><draw:frame draw:style-name="fr4" draw:name="Bild16" text:anchor-type="paragraph" svg:x="5.4673in" svg:y="0.1661in" svg:width="0.8583in" svg:height="0.6811in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88" text:outline-level="2"><draw:frame draw:style-name="fr2" draw:name="Bild20" text:anchor-type="paragraph" svg:y="0.1972in" svg:width="1.661in" svg:height="0.9217in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100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88" text:outline-level="2"><draw:frame draw:style-name="fr2" draw:name="Bild21" text:anchor-type="paragraph" svg:y="0.1972in" svg:width="2.3583in" svg:height="0.7126in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100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8">Cuts the Multicam strip at the current frame and changes the Source Channel automatically to the selected <text:soft-page-break/>channels.</text:p>
      <text:h text:style-name="P88" text:outline-level="2"><draw:frame draw:style-name="fr2" draw:name="Bild22" text:anchor-type="paragraph" svg:y="-0.0453in" svg:width="1.6811in" svg:height="0.7874in" draw:z-index="54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2" draw:name="Bild46" text:anchor-type="paragraph" svg:y="-0.0453in" svg:width="0.8937in" svg:height="0.839in" draw:z-index="51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07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07" text:outline-level="5"><draw:frame draw:style-name="fr2" draw:name="Bild47" text:anchor-type="paragraph" svg:y="0.1201in" svg:width="1.6535in" svg:height="0.3272in" draw:z-index="52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08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07" text:outline-level="5"><draw:frame draw:style-name="fr2" draw:name="Bild48" text:anchor-type="paragraph" svg:y="0.1201in" svg:width="1.661in" svg:height="0.3189in" draw:z-index="53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08" text:outline-level="6"><text:bookmark-start text:name="__RefHeading___Toc1043_1284564410"/>Frame number<text:bookmark-end text:name="__RefHeading___Toc1043_1284564410"/></text:h>
      <text:p text:style-name="P59">The frame number.</text:p>
      <text:h text:style-name="P107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5.6311in" svg:y="0.1972in" svg:width="1.6728in" svg:height="1.1339in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89" text:outline-level="2"><draw:frame draw:style-name="fr2" draw:name="Bild23" text:anchor-type="paragraph" svg:y="0.2953in" svg:width="1.6728in" svg:height="1.661in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2" draw:name="Bild24" text:anchor-type="paragraph" svg:y="0.0827in" svg:width="0.9366in" svg:height="0.6811in" draw:z-index="22"><draw:image xlink:href="Pictures/100000010000008D00000066C9A2CBFF2B453D3E.png" xlink:type="simple" xlink:show="embed" xlink:actuate="onLoad" draw:mime-type="image/png"/></draw:frame><text:bookmark-start text:name="__RefHeading___Toc846_1227291120"/><text:soft-page-break/>Interpolation<text:bookmark-end text:name="__RefHeading___Toc846_1227291120"/></text:h>
      <text:p text:style-name="P40">The interpolation type for the transform.</text:p>
      <text:h text:style-name="Heading_20_3" text:outline-level="3"><draw:frame draw:style-name="fr2" draw:name="Bild25" text:anchor-type="paragraph" svg:y="0.2319in" svg:width="0.9453in" svg:height="0.5398in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01" text:outline-level="3"><text:bookmark-start text:name="__RefHeading___Toc856_1227291120"/><text:span text:style-name="T19">Scale</text:span> X<text:bookmark-end text:name="__RefHeading___Toc856_1227291120"/></text:h>
      <text:p text:style-name="P40">Amount to scale the input in the X axis.</text:p>
      <text:h text:style-name="P101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90" text:outline-level="2"><draw:frame draw:style-name="fr2" draw:name="Bild26" text:anchor-type="paragraph" svg:y="0.2953in" svg:width="1.6811in" svg:height="1.3661in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102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<text:soft-page-break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90" text:outline-level="2"><draw:frame draw:style-name="fr2" draw:name="Bild27" text:anchor-type="paragraph" svg:y="0.1972in" svg:width="1.6654in" svg:height="1.3346in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102" text:outline-level="3"><text:bookmark-start text:name="__RefHeading___Toc306_36816638732"/>Input 1<text:bookmark-end text:name="__RefHeading___Toc306_36816638732"/></text:h>
      <text:p text:style-name="P31">The first strip.</text:p>
      <text:h text:style-name="P102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2" draw:name="Bild28" text:anchor-type="paragraph" svg:y="-0.0437in" svg:width="0.9366in" svg:height="0.8465in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2" draw:name="Bild29" text:anchor-type="paragraph" svg:y="-0.0437in" svg:width="1.6654in" svg:height="0.3465in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2" draw:name="Bild30" text:anchor-type="paragraph" svg:y="0.1972in" svg:width="1.6728in" svg:height="0.7201in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03" text:outline-level="3"><text:bookmark-start text:name="__RefHeading___Toc306_368166387321"/>Input 1<text:bookmark-end text:name="__RefHeading___Toc306_368166387321"/></text:h>
      <text:p text:style-name="P32">The first strip.</text:p>
      <text:h text:style-name="P103" text:outline-level="3"><text:bookmark-start text:name="__RefHeading___Toc308_368166387311"/>Input 2<text:bookmark-end text:name="__RefHeading___Toc308_368166387311"/></text:h>
      <text:p text:style-name="P32">The second strip.</text:p>
      <text:h text:style-name="P103" text:outline-level="3"><text:bookmark-start text:name="__RefHeading___Toc952_1227291120"/><text:soft-page-break/>Swap Inputs<text:bookmark-end text:name="__RefHeading___Toc952_1227291120"/></text:h>
      <text:p text:style-name="P43">Swap the two strips.</text:p>
      <text:h text:style-name="P103" text:outline-level="3"><text:bookmark-start text:name="__RefHeading___Toc954_1227291120"/>Default Fade<text:bookmark-end text:name="__RefHeading___Toc954_1227291120"/></text:h>
      <text:p text:style-name="P44"><draw:frame draw:style-name="fr2" draw:name="Bild31" text:anchor-type="paragraph" svg:y="-0.0437in" svg:width="1.6654in" svg:height="0.3465in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2" draw:name="Bild32" text:anchor-type="paragraph" svg:y="0.1972in" svg:width="1.6728in" svg:height="0.5783in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03" text:outline-level="3"><text:bookmark-start text:name="__RefHeading___Toc306_3681663873211"/>Input 1<text:bookmark-end text:name="__RefHeading___Toc306_3681663873211"/></text:h>
      <text:p text:style-name="P32">The first strip.</text:p>
      <text:h text:style-name="P103" text:outline-level="3"><text:bookmark-start text:name="__RefHeading___Toc308_3681663873111"/>Input 2<text:bookmark-end text:name="__RefHeading___Toc308_3681663873111"/></text:h>
      <text:p text:style-name="P32">The second strip.</text:p>
      <text:h text:style-name="P103" text:outline-level="3"><text:bookmark-start text:name="__RefHeading___Toc958_1227291120"/>Swap Inputs<text:bookmark-end text:name="__RefHeading___Toc958_1227291120"/></text:h>
      <text:p text:style-name="P43">Swap the two strips.</text:p>
      <text:h text:style-name="P91" text:outline-level="2"><draw:frame draw:style-name="fr2" draw:name="Bild33" text:anchor-type="paragraph" svg:y="0.1972in" svg:width="1.6728in" svg:height="0.7201in" draw:z-index="31"><draw:image xlink:href="Pictures/10000001000000FB0000006CE5D421054953C7D9.png" xlink:type="simple" xlink:show="embed" xlink:actuate="onLoad" draw:mime-type="image/png"/></draw:frame><text:bookmark-start text:name="__RefHeading___Toc960_1227291120"/><text:span text:style-name="T30">Effect strip type </text:span><text:span text:style-name="T22">G</text:span><text:span text:style-name="T26">amma Cross</text:span><text:bookmark-end text:name="__RefHeading___Toc960_1227291120"/></text:h>
      <text:h text:style-name="P103" text:outline-level="3"><text:bookmark-start text:name="__RefHeading___Toc306_3681663873212"/>Input 1<text:bookmark-end text:name="__RefHeading___Toc306_3681663873212"/></text:h>
      <text:p text:style-name="P32">The first strip.</text:p>
      <text:h text:style-name="P103" text:outline-level="3"><text:bookmark-start text:name="__RefHeading___Toc308_3681663873112"/>Input 2<text:bookmark-end text:name="__RefHeading___Toc308_3681663873112"/></text:h>
      <text:p text:style-name="P32">The second strip.</text:p>
      <text:h text:style-name="P103" text:outline-level="3"><text:bookmark-start text:name="__RefHeading___Toc962_1227291120"/>Swap Inputs<text:bookmark-end text:name="__RefHeading___Toc962_1227291120"/></text:h>
      <text:p text:style-name="P43">Swap the two strips.</text:p>
      <text:h text:style-name="P103" text:outline-level="3"><text:bookmark-start text:name="__RefHeading___Toc964_1227291120"/>Default Fade<text:bookmark-end text:name="__RefHeading___Toc964_1227291120"/></text:h>
      <text:p text:style-name="P44"><draw:frame draw:style-name="fr2" draw:name="Bild34" text:anchor-type="paragraph" svg:y="-0.0437in" svg:width="1.6654in" svg:height="0.3465in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2" draw:name="Bild35" text:anchor-type="paragraph" svg:y="0.1972in" svg:width="1.6728in" svg:height="0.7201in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03" text:outline-level="3"><text:bookmark-start text:name="__RefHeading___Toc306_36816638732121"/>Input 1<text:bookmark-end text:name="__RefHeading___Toc306_36816638732121"/></text:h>
      <text:p text:style-name="P32">The first strip.</text:p>
      <text:h text:style-name="P103" text:outline-level="3"><text:bookmark-start text:name="__RefHeading___Toc308_36816638731121"/>Input 2<text:bookmark-end text:name="__RefHeading___Toc308_36816638731121"/></text:h>
      <text:p text:style-name="P32">The second strip.</text:p>
      <text:h text:style-name="P103" text:outline-level="3"><text:bookmark-start text:name="__RefHeading___Toc968_1227291120"/><text:soft-page-break/>Swap Inputs<text:bookmark-end text:name="__RefHeading___Toc968_1227291120"/></text:h>
      <text:p text:style-name="P43">Swap the two strips.</text:p>
      <text:h text:style-name="P103" text:outline-level="3"><text:bookmark-start text:name="__RefHeading___Toc970_1227291120"/>Default Fade<text:bookmark-end text:name="__RefHeading___Toc970_1227291120"/></text:h>
      <text:p text:style-name="P44"><draw:frame draw:style-name="fr2" draw:name="Bild36" text:anchor-type="paragraph" svg:y="-0.0437in" svg:width="1.6654in" svg:height="0.3465in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2" draw:name="Bild37" text:anchor-type="paragraph" svg:y="0.1972in" svg:width="1.6728in" svg:height="0.7201in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03" text:outline-level="3"><text:bookmark-start text:name="__RefHeading___Toc306_368166387321211"/>Input 1<text:bookmark-end text:name="__RefHeading___Toc306_368166387321211"/></text:h>
      <text:p text:style-name="P32">The first strip.</text:p>
      <text:h text:style-name="P103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03" text:outline-level="3"><text:bookmark-start text:name="__RefHeading___Toc974_1227291120"/>Swap Inputs<text:bookmark-end text:name="__RefHeading___Toc974_1227291120"/></text:h>
      <text:p text:style-name="P43">Swap the two strips.</text:p>
      <text:h text:style-name="P103" text:outline-level="3"><text:bookmark-start text:name="__RefHeading___Toc976_1227291120"/>Default Fade<text:bookmark-end text:name="__RefHeading___Toc976_1227291120"/></text:h>
      <text:p text:style-name="P44"><draw:frame draw:style-name="fr2" draw:name="Bild38" text:anchor-type="paragraph" svg:y="-0.0437in" svg:width="1.6654in" svg:height="0.3465in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1" text:outline-level="2"><draw:frame draw:style-name="fr2" draw:name="Bild39" text:anchor-type="paragraph" svg:y="0.1972in" svg:width="1.6728in" svg:height="0.5783in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03" text:outline-level="3"><text:bookmark-start text:name="__RefHeading___Toc306_36816638732111"/>Input 1<text:bookmark-end text:name="__RefHeading___Toc306_36816638732111"/></text:h>
      <text:p text:style-name="P32">The first strip.</text:p>
      <text:h text:style-name="P103" text:outline-level="3"><text:bookmark-start text:name="__RefHeading___Toc308_36816638731111"/>Input 2<text:bookmark-end text:name="__RefHeading___Toc308_36816638731111"/></text:h>
      <text:p text:style-name="P32">The second strip.</text:p>
      <text:h text:style-name="P103" text:outline-level="3"><text:bookmark-start text:name="__RefHeading___Toc980_1227291120"/>Swap Inputs<text:bookmark-end text:name="__RefHeading___Toc980_1227291120"/></text:h>
      <text:p text:style-name="P43">Swap the two strips.</text:p>
      <text:h text:style-name="P91" text:outline-level="2"><draw:frame draw:style-name="fr2" draw:name="Bild40" text:anchor-type="paragraph" svg:y="0.1972in" svg:width="1.6728in" svg:height="0.5783in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03" text:outline-level="3"><text:bookmark-start text:name="__RefHeading___Toc306_368166387321111"/>Input 1<text:bookmark-end text:name="__RefHeading___Toc306_368166387321111"/></text:h>
      <text:p text:style-name="P32">The first strip.</text:p>
      <text:h text:style-name="P103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03" text:outline-level="3"><text:bookmark-start text:name="__RefHeading___Toc984_1227291120"/><text:soft-page-break/>Swap Inputs<text:bookmark-end text:name="__RefHeading___Toc984_1227291120"/></text:h>
      <text:p text:style-name="P43">Swap the two strips.</text:p>
      <text:h text:style-name="P91" text:outline-level="2"><draw:frame draw:style-name="fr2" draw:name="Bild41" text:anchor-type="paragraph" svg:y="0.1972in" svg:width="1.6728in" svg:height="0.7201in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03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03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03" text:outline-level="3"><text:bookmark-start text:name="__RefHeading___Toc988_1227291120"/>Swap Inputs<text:bookmark-end text:name="__RefHeading___Toc988_1227291120"/></text:h>
      <text:p text:style-name="P43">Swap the two strips.</text:p>
      <text:h text:style-name="P103" text:outline-level="3"><text:bookmark-start text:name="__RefHeading___Toc990_1227291120"/>Default Fade<text:bookmark-end text:name="__RefHeading___Toc990_1227291120"/></text:h>
      <text:p text:style-name="P44"><draw:frame draw:style-name="fr2" draw:name="Bild42" text:anchor-type="paragraph" svg:y="-0.0437in" svg:width="1.6654in" svg:height="0.3465in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80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3" draw:name="Bild51" text:anchor-type="paragraph" svg:width="1.8937in" svg:height="1.0866in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92" text:outline-level="2"><text:bookmark-start text:name="__RefHeading___Toc4994_1210455647"/>Add<text:bookmark-end text:name="__RefHeading___Toc4994_1210455647"/></text:h>
      <text:p text:style-name="P49">Adds a new property.</text:p>
      <text:h text:style-name="P92" text:outline-level="2"><draw:frame draw:style-name="fr2" draw:name="Bild52" text:anchor-type="paragraph" svg:y="0.3189in" svg:width="2.0591in" svg:height="1.3661in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92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7M25S</meta:editing-duration>
    <meta:editing-cycles>850</meta:editing-cycles>
    <meta:generator>LibreOffice/7.4.6.2$Windows_X86_64 LibreOffice_project/5b1f5509c2decdade7fda905e3e1429a67acd63d</meta:generator>
    <dc:date>2023-11-06T11:10:38.002000000</dc:date>
    <meta:document-statistic meta:table-count="13" meta:image-count="60" meta:object-count="0" meta:page-count="19" meta:paragraph-count="565" meta:word-count="2448" meta:character-count="12632" meta:non-whitespace-character-count="10740"/>
    <meta:template xlink:type="simple" xlink:actuate="onRequest" xlink:title="standard1cm" xlink:href="../../../AppData/Roaming/LibreOffice/4/user/template/standard1cm.ott" meta:date="2016-03-29T10:15:31.334000000"/>
  </office:meta>
</office:document-meta>
</file>